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a948" officeooo:paragraph-rsid="001fa948"/>
    </style:style>
    <style:style style:name="P2" style:family="paragraph" style:parent-style-name="Standard">
      <style:text-properties officeooo:rsid="00200288" officeooo:paragraph-rsid="00200288"/>
    </style:style>
    <style:style style:name="P3" style:family="paragraph" style:parent-style-name="Standard">
      <style:text-properties officeooo:rsid="00208c0e" officeooo:paragraph-rsid="00208c0e"/>
    </style:style>
    <style:style style:name="T1" style:family="text">
      <style:text-properties officeooo:rsid="0020028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387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3">RESUME</text:span></text:p>
      <text:p text:style-name="P1"/>
      <text:p text:style-name="P1"/>
      <text:p text:style-name="P1"/>
      <text:p text:style-name="P1"/>
      <text:p text:style-name="P3">Father’s Name <text:s text:c="18"/>: <text:s text:c="3"/>Haneefa K P</text:p>
      <text:p text:style-name="P3"/>
      <text:p text:style-name="P1">DoB <text:s text:c="34"/>: <text:s text:c="3"/>08/09/1996</text:p>
      <text:p text:style-name="P1"/>
      <text:p text:style-name="P3">Educational Qualification : <text:s text:c="3"/>MCA</text:p>
      <text:p text:style-name="P3"/>
      <text:p text:style-name="P3">Additional Qualification <text:s text:c="2"/>: <text:s text:c="3"/>Computer Basics</text:p>
      <text:p text:style-name="P3"/>
      <text:p text:style-name="P3">Nationality <text:s text:c="23"/>: <text:s text:c="3"/>Indian</text:p>
      <text:p text:style-name="P3"/>
      <text:p text:style-name="P3">Languages Known <text:s text:c="11"/>: <text:s text:c="3"/>Malayalam,English</text:p>
      <text:p text:style-name="P3"/>
      <text:p text:style-name="P3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08:20.598652596</meta:creation-date>
    <dc:date>2020-02-10T21:19:51.661990477</dc:date>
    <meta:editing-duration>PT29M50S</meta:editing-duration>
    <meta:editing-cycles>1</meta:editing-cycles>
    <meta:document-statistic meta:table-count="1" meta:image-count="0" meta:object-count="0" meta:page-count="1" meta:paragraph-count="7" meta:word-count="26" meta:character-count="288" meta:non-whitespace-character-count="158"/>
    <meta:generator>LibreOffice/5.1.6.2$Linux_X86_64 LibreOffice_project/10m0$Build-2</meta:generator>
  </office:meta>
</office:document-meta>
</file>